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930062713344" calcext:value-type="float">
            <text:p>97,29</text:p>
          </table:table-cell>
          <table:table-cell table:style-name="ce3" table:formula="of:=([.F2]/12597)*100" office:value-type="float" office:value="2.70699372866556" calcext:value-type="float">
            <text:p>2,71</text:p>
          </table:table-cell>
          <table:table-cell office:value-type="float" office:value="7292" calcext:value-type="float">
            <text:p>7292</text:p>
          </table:table-cell>
          <table:table-cell table:style-name="ce4" table:formula="of:=[.E18]+[.H18]" office:value-type="float" office:value="12256" calcext:value-type="float">
            <text:p>12256</text:p>
          </table:table-cell>
          <table:table-cell table:formula="of:=12597-[.E2]" office:value-type="float" office:value="341" calcext:value-type="float">
            <text:p>341</text:p>
          </table:table-cell>
          <table:table-cell office:value-type="float" office:value="69.3820641041" calcext:value-type="float">
            <text:p>69,3820641041</text:p>
          </table:table-cell>
          <table:table-cell office:value-type="float" office:value="11.670416832" calcext:value-type="float">
            <text:p>11,6704168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2136222910217" calcext:value-type="float">
            <text:p>97,21</text:p>
          </table:table-cell>
          <table:table-cell table:style-name="ce3" table:formula="of:=([.F3]/12597)*100" office:value-type="float" office:value="2.78637770897833" calcext:value-type="float">
            <text:p>2,79</text:p>
          </table:table-cell>
          <table:table-cell office:value-type="float" office:value="7293" calcext:value-type="float">
            <text:p>7293</text:p>
          </table:table-cell>
          <table:table-cell table:style-name="ce4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76.7031059265" calcext:value-type="float">
            <text:p>76,7031059265</text:p>
          </table:table-cell>
          <table:table-cell office:value-type="float" office:value="11.6534178257" calcext:value-type="float">
            <text:p>11,653417825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977454949591" calcext:value-type="float">
            <text:p>97,20</text:p>
          </table:table-cell>
          <table:table-cell table:style-name="ce3" table:formula="of:=([.F4]/12597)*100" office:value-type="float" office:value="2.80225450504088" calcext:value-type="float">
            <text:p>2,80</text:p>
          </table:table-cell>
          <table:table-cell office:value-type="float" office:value="7236" calcext:value-type="float">
            <text:p>7236</text:p>
          </table:table-cell>
          <table:table-cell table:style-name="ce4" table:formula="of:=[.E20]+[.H20]" office:value-type="float" office:value="12244" calcext:value-type="float">
            <text:p>12244</text:p>
          </table:table-cell>
          <table:table-cell table:formula="of:=12597-[.E4]" office:value-type="float" office:value="353" calcext:value-type="float">
            <text:p>353</text:p>
          </table:table-cell>
          <table:table-cell office:value-type="float" office:value="257.378559828" calcext:value-type="float">
            <text:p>257,378559828</text:p>
          </table:table-cell>
          <table:table-cell office:value-type="float" office:value="11.5711128712" calcext:value-type="float">
            <text:p>11,57111287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3962054457411" calcext:value-type="float">
            <text:p>97,40</text:p>
          </table:table-cell>
          <table:table-cell table:style-name="ce3" table:formula="of:=([.F5]/12597)*100" office:value-type="float" office:value="2.60379455425895" calcext:value-type="float">
            <text:p>2,60</text:p>
          </table:table-cell>
          <table:table-cell office:value-type="float" office:value="7236" calcext:value-type="float">
            <text:p>7236</text:p>
          </table:table-cell>
          <table:table-cell table:style-name="ce4" table:formula="of:=[.E21]+[.H21]" office:value-type="float" office:value="12269" calcext:value-type="float">
            <text:p>12269</text:p>
          </table:table-cell>
          <table:table-cell table:formula="of:=12597-[.E5]" office:value-type="float" office:value="328" calcext:value-type="float">
            <text:p>328</text:p>
          </table:table-cell>
          <table:table-cell office:value-type="float" office:value="70.9003510475" calcext:value-type="float">
            <text:p>70,9003510475</text:p>
          </table:table-cell>
          <table:table-cell office:value-type="float" office:value="11.6367390156" calcext:value-type="float">
            <text:p>11,636739015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422957847106" calcext:value-type="float">
            <text:p>97,64</text:p>
          </table:table-cell>
          <table:table-cell table:style-name="ce3" table:formula="of:=([.F6]/12597)*100" office:value-type="float" office:value="2.35770421528935" calcext:value-type="float">
            <text:p>2,36</text:p>
          </table:table-cell>
          <table:table-cell office:value-type="float" office:value="7193" calcext:value-type="float">
            <text:p>7193</text:p>
          </table:table-cell>
          <table:table-cell table:style-name="ce4" table:formula="of:=[.E22]+[.H22]" office:value-type="float" office:value="12300" calcext:value-type="float">
            <text:p>12300</text:p>
          </table:table-cell>
          <table:table-cell table:formula="of:=12597-[.E6]" office:value-type="float" office:value="297" calcext:value-type="float">
            <text:p>297</text:p>
          </table:table-cell>
          <table:table-cell office:value-type="float" office:value="174.184310913" calcext:value-type="float">
            <text:p>174,184310913</text:p>
          </table:table-cell>
          <table:table-cell office:value-type="float" office:value="11.498844862" calcext:value-type="float">
            <text:p>11,4988448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469159323649" calcext:value-type="float">
            <text:p>97,05</text:p>
          </table:table-cell>
          <table:table-cell table:style-name="ce3" table:formula="of:=([.F7]/12597)*100" office:value-type="float" office:value="2.95308406763515" calcext:value-type="float">
            <text:p>2,95</text:p>
          </table:table-cell>
          <table:table-cell office:value-type="float" office:value="7196" calcext:value-type="float">
            <text:p>7196</text:p>
          </table:table-cell>
          <table:table-cell table:style-name="ce4" table:formula="of:=[.E23]+[.H23]" office:value-type="float" office:value="12225" calcext:value-type="float">
            <text:p>12225</text:p>
          </table:table-cell>
          <table:table-cell table:formula="of:=12597-[.E7]" office:value-type="float" office:value="372" calcext:value-type="float">
            <text:p>372</text:p>
          </table:table-cell>
          <table:table-cell office:value-type="float" office:value="138.250316858" calcext:value-type="float">
            <text:p>138,250316858</text:p>
          </table:table-cell>
          <table:table-cell office:value-type="float" office:value="11.5097270012" calcext:value-type="float">
            <text:p>11,509727001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904024767802" calcext:value-type="float">
            <text:p>99,69</text:p>
          </table:table-cell>
          <table:table-cell table:style-name="ce3" table:formula="of:=([.F8]/12597)*100" office:value-type="float" office:value="0.309597523219814" calcext:value-type="float">
            <text:p>0,31</text:p>
          </table:table-cell>
          <table:table-cell office:value-type="float" office:value="7246" calcext:value-type="float">
            <text:p>7246</text:p>
          </table:table-cell>
          <table:table-cell table:style-name="ce4" table:formula="of:=[.E24]+[.H24]" office:value-type="float" office:value="12558" calcext:value-type="float">
            <text:p>12558</text:p>
          </table:table-cell>
          <table:table-cell table:formula="of:=12597-[.E8]" office:value-type="float" office:value="39" calcext:value-type="float">
            <text:p>39</text:p>
          </table:table-cell>
          <table:table-cell office:value-type="float" office:value="72.1305711269" calcext:value-type="float">
            <text:p>72,1305711269</text:p>
          </table:table-cell>
          <table:table-cell office:value-type="float" office:value="11.754458189" calcext:value-type="float">
            <text:p>11,75445818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594665396523" calcext:value-type="float">
            <text:p>97,59</text:p>
          </table:table-cell>
          <table:table-cell table:style-name="ce3" table:formula="of:=([.F9]/12597)*100" office:value-type="float" office:value="2.40533460347702" calcext:value-type="float">
            <text:p>2,41</text:p>
          </table:table-cell>
          <table:table-cell office:value-type="float" office:value="7171" calcext:value-type="float">
            <text:p>7171</text:p>
          </table:table-cell>
          <table:table-cell table:style-name="ce4" table:formula="of:=[.E25]+[.H25]" office:value-type="float" office:value="12294" calcext:value-type="float">
            <text:p>12294</text:p>
          </table:table-cell>
          <table:table-cell table:formula="of:=12597-[.E9]" office:value-type="float" office:value="303" calcext:value-type="float">
            <text:p>303</text:p>
          </table:table-cell>
          <table:table-cell office:value-type="float" office:value="193.099720955" calcext:value-type="float">
            <text:p>193,099720955</text:p>
          </table:table-cell>
          <table:table-cell office:value-type="float" office:value="11.4688367844" calcext:value-type="float">
            <text:p>11,468836784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3485750575534" calcext:value-type="float">
            <text:p>97,35</text:p>
          </table:table-cell>
          <table:table-cell table:style-name="ce3" table:formula="of:=([.F10]/12597)*100" office:value-type="float" office:value="2.65142494244661" calcext:value-type="float">
            <text:p>2,65</text:p>
          </table:table-cell>
          <table:table-cell office:value-type="float" office:value="7322" calcext:value-type="float">
            <text:p>7322</text:p>
          </table:table-cell>
          <table:table-cell table:style-name="ce4" table:formula="of:=[.E26]+[.H26]" office:value-type="float" office:value="12263" calcext:value-type="float">
            <text:p>12263</text:p>
          </table:table-cell>
          <table:table-cell table:formula="of:=12597-[.E10]" office:value-type="float" office:value="334" calcext:value-type="float">
            <text:p>334</text:p>
          </table:table-cell>
          <table:table-cell office:value-type="float" office:value="227.72993207" calcext:value-type="float">
            <text:p>227,72993207</text:p>
          </table:table-cell>
          <table:table-cell office:value-type="float" office:value="11.7297120094" calcext:value-type="float">
            <text:p>11,729712009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0548543303961" calcext:value-type="float">
            <text:p>97,05</text:p>
          </table:table-cell>
          <table:table-cell table:style-name="ce3" table:formula="of:=([.F11]/12597)*100" office:value-type="float" office:value="2.94514566960387" calcext:value-type="float">
            <text:p>2,95</text:p>
          </table:table-cell>
          <table:table-cell office:value-type="float" office:value="7262" calcext:value-type="float">
            <text:p>7262</text:p>
          </table:table-cell>
          <table:table-cell table:style-name="ce4" table:formula="of:=[.E27]+[.H27]" office:value-type="float" office:value="12226" calcext:value-type="float">
            <text:p>12226</text:p>
          </table:table-cell>
          <table:table-cell table:formula="of:=12597-[.E11]" office:value-type="float" office:value="371" calcext:value-type="float">
            <text:p>371</text:p>
          </table:table-cell>
          <table:table-cell office:value-type="float" office:value="76.4829421043" calcext:value-type="float">
            <text:p>76,4829421043</text:p>
          </table:table-cell>
          <table:table-cell office:value-type="float" office:value="11.7490389347" calcext:value-type="float">
            <text:p>11,749038934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478288481384" calcext:value-type="float">
            <text:p>97,5478288481</text:p>
          </table:table-cell>
          <table:table-cell table:formula="of:=AVERAGE([.C2:.C11])" office:value-type="float" office:value="2.45217115186155" calcext:value-type="float">
            <text:p>2,4521711519</text:p>
          </table:table-cell>
          <table:table-cell table:formula="of:=SUM([.D2:.D11])/10" office:value-type="float" office:value="7244.7" calcext:value-type="float">
            <text:p>7244,7</text:p>
          </table:table-cell>
          <table:table-cell table:formula="of:=AVERAGE([.E2:.E11])" office:value-type="float" office:value="12288.1" calcext:value-type="float">
            <text:p>12288,1</text:p>
          </table:table-cell>
          <table:table-cell table:formula="of:=AVERAGE([.F2:.F11])" office:value-type="float" office:value="308.9" calcext:value-type="float">
            <text:p>308,9</text:p>
          </table:table-cell>
          <table:table-cell table:formula="of:=SUM([.G2:.G11])/10" office:value-type="float" office:value="135.62418749333" calcext:value-type="float">
            <text:p>135,6241874933</text:p>
          </table:table-cell>
          <table:table-cell table:formula="of:=SUM([.H2:.H11])/10" office:value-type="float" office:value="11.62423043252" calcext:value-type="float">
            <text:p>11,624230432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5113122171946" calcext:value-type="float">
            <text:p>0,575113122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52.2" calcext:value-type="float">
            <text:p>5852,2</text:p>
          </table:table-cell>
          <table:table-cell table:formula="of:=AVERAGE([.G18:.G27])" office:value-type="float" office:value="10.5" calcext:value-type="float">
            <text:p>10,5</text:p>
          </table:table-cell>
          <table:table-cell/>
          <table:table-cell office:value-type="float" office:value="5752" calcext:value-type="float">
            <text:p>5752</text:p>
          </table:table-cell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504" calcext:value-type="float">
            <text:p>650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8.4" calcext:value-type="float">
            <text:p>298,4</text:p>
          </table:table-cell>
          <table:table-cell table:formula="of:=AVERAGE([.H18:.H27])" office:value-type="float" office:value="6435.9" calcext:value-type="float">
            <text:p>6435,9</text:p>
          </table:table-cell>
          <table:table-cell/>
          <table:table-cell office:value-type="float" office:value="5807" calcext:value-type="float">
            <text:p>5807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39" calcext:value-type="float">
            <text:p>64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9" calcext:value-type="float">
            <text:p>5849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  <table:table-cell table:formula="of:=12597-SUM([.E20:.G20])" office:value-type="float" office:value="6395" calcext:value-type="float">
            <text:p>639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52.2" calcext:value-type="float">
            <text:p>5852,2</text:p>
          </table:table-cell>
          <table:table-cell table:number-columns-repeated="2"/>
          <table:table-cell office:value-type="float" office:value="5898" calcext:value-type="float">
            <text:p>589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71" calcext:value-type="float">
            <text:p>637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8.4" calcext:value-type="float">
            <text:p>298,4</text:p>
          </table:table-cell>
          <table:table-cell table:number-columns-repeated="2"/>
          <table:table-cell office:value-type="float" office:value="5928" calcext:value-type="float">
            <text:p>5928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.5" calcext:value-type="float">
            <text:p>10,5</text:p>
          </table:table-cell>
          <table:table-cell table:number-columns-repeated="2"/>
          <table:table-cell office:value-type="float" office:value="5780" calcext:value-type="float">
            <text:p>5780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445" calcext:value-type="float">
            <text:p>64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5.9" calcext:value-type="float">
            <text:p>6435,9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693" calcext:value-type="float">
            <text:p>669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table:formula="of:=12597-SUM([.E25:.G25])" office:value-type="float" office:value="6364" calcext:value-type="float">
            <text:p>636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formula="of:=12597-SUM([.E26:.G26])" office:value-type="float" office:value="6395" calcext:value-type="float">
            <text:p>639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5" calcext:value-type="float">
            <text:p>5845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table:formula="of:=12597-SUM([.E27:.G27])" office:value-type="float" office:value="6381" calcext:value-type="float">
            <text:p>63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478288481384" calcext:value-type="float">
            <text:p>0,9754782885</text:p>
          </table:table-cell>
          <table:table-cell table:number-columns-repeated="2"/>
          <table:table-cell table:formula="of:=SUM([.E18:.E27])/10" office:value-type="float" office:value="5852.2" calcext:value-type="float">
            <text:p>5852,2</text:p>
          </table:table-cell>
          <table:table-cell table:formula="of:=SUM([.F18:.F27])/10" office:value-type="float" office:value="298.4" calcext:value-type="float">
            <text:p>298,4</text:p>
          </table:table-cell>
          <table:table-cell table:formula="of:=SUM([.G18:.G27])/10" office:value-type="float" office:value="10.5" calcext:value-type="float">
            <text:p>10,5</text:p>
          </table:table-cell>
          <table:table-cell table:formula="of:=SUM([.H18:.H27])/10" office:value-type="float" office:value="6435.9" calcext:value-type="float">
            <text:p>6435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5217115186155" calcext:value-type="float">
            <text:p>0,0245217115</text:p>
          </table:table-cell>
          <table:table-cell table:number-columns-repeated="2"/>
          <table:table-cell table:formula="of:=SUM([.E18:.E27])" office:value-type="float" office:value="58522" calcext:value-type="float">
            <text:p>58522</text:p>
          </table:table-cell>
          <table:table-cell table:formula="of:=SUM([.F18:.F27])" office:value-type="float" office:value="2984" calcext:value-type="float">
            <text:p>2984</text:p>
          </table:table-cell>
          <table:table-cell table:formula="of:=SUM([.G18:.G27])" office:value-type="float" office:value="105" calcext:value-type="float">
            <text:p>105</text:p>
          </table:table-cell>
          <table:table-cell table:formula="of:=SUM([.H18:.H27])" office:value-type="float" office:value="64359" calcext:value-type="float">
            <text:p>6435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8209016323537" calcext:value-type="float">
            <text:p>0,9982090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689529720981" calcext:value-type="float">
            <text:p>0,955689529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2:29.8183459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50S</meta:editing-duration>
    <meta:editing-cycles>9</meta:editing-cycles>
    <meta:generator>LibreOffice/5.1.6.2$Linux_X86_64 LibreOffice_project/10m0$Build-2</meta:generator>
    <dc:date>2018-01-24T01:12:38.337486598</dc:date>
    <meta:document-statistic meta:table-count="1" meta:cell-count="181" meta:object-count="0"/>
  </office:meta>
</office:document-meta>
</file>